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O8601DateParser.parse( String date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7">
            <text:p text:style-name="Table_20_Contents">3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ISO8601DateParser.parseCal( Stri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O8601DateParser.format( Date d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